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language="cs" fo:country="CZ" officeooo:paragraph-rsid="000eb560"/>
    </style:style>
    <style:style style:name="P2" style:family="paragraph" style:parent-style-name="Text_20_body">
      <style:text-properties fo:language="cs" fo:country="CZ" officeooo:rsid="000eb560" officeooo:paragraph-rsid="000eb560"/>
    </style:style>
    <style:style style:name="P3" style:family="paragraph" style:parent-style-name="Text_20_body">
      <style:text-properties fo:language="cs" fo:country="CZ" officeooo:rsid="00104de3" officeooo:paragraph-rsid="0017aa65"/>
    </style:style>
    <style:style style:name="P4" style:family="paragraph" style:parent-style-name="Text_20_body">
      <style:text-properties fo:language="cs" fo:country="CZ" officeooo:rsid="00121e9e" officeooo:paragraph-rsid="0017aa65"/>
    </style:style>
    <style:style style:name="P5" style:family="paragraph" style:parent-style-name="Text_20_body">
      <style:text-properties fo:language="cs" fo:country="CZ" officeooo:rsid="0015f20d" officeooo:paragraph-rsid="0015f20d"/>
    </style:style>
    <style:style style:name="P6" style:family="paragraph" style:parent-style-name="Subtitle">
      <style:text-properties fo:language="cs" fo:country="CZ" officeooo:paragraph-rsid="000eb560"/>
    </style:style>
    <style:style style:name="P7" style:family="paragraph" style:parent-style-name="Title">
      <style:text-properties fo:language="cs" fo:country="CZ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fo:language="cs" fo:country="CZ" officeooo:rsid="0015f20d" officeooo:paragraph-rsid="0015f20d"/>
    </style:style>
    <style:style style:name="P10" style:family="paragraph" style:parent-style-name="Text_20_body">
      <style:text-properties fo:language="cs" fo:country="CZ" officeooo:rsid="0017aa65" officeooo:paragraph-rsid="0017aa65"/>
    </style:style>
    <style:style style:name="P11" style:family="paragraph" style:parent-style-name="Text_20_body">
      <style:text-properties fo:language="cs" fo:country="CZ" officeooo:rsid="00121e9e" officeooo:paragraph-rsid="0017aa65"/>
    </style:style>
    <style:style style:name="P12" style:family="paragraph" style:parent-style-name="Text_20_body">
      <style:text-properties fo:language="cs" fo:country="CZ" officeooo:rsid="00104de3" officeooo:paragraph-rsid="0017aa65"/>
    </style:style>
    <style:style style:name="P13" style:family="paragraph" style:parent-style-name="Text_20_body">
      <style:text-properties fo:language="cs" fo:country="CZ" officeooo:rsid="00104de3" officeooo:paragraph-rsid="00104de3"/>
    </style:style>
    <style:style style:name="P14" style:family="paragraph" style:parent-style-name="Text_20_body">
      <style:text-properties fo:language="cs" fo:country="CZ" officeooo:rsid="001bb04f" officeooo:paragraph-rsid="001bb04f"/>
    </style:style>
    <style:style style:name="P15" style:family="paragraph" style:parent-style-name="Text_20_body">
      <style:text-properties fo:language="cs" fo:country="CZ" officeooo:paragraph-rsid="001bb04f"/>
    </style:style>
    <style:style style:name="P16" style:family="paragraph" style:parent-style-name="Text_20_body">
      <style:text-properties fo:language="cs" fo:country="CZ" officeooo:paragraph-rsid="000eb560"/>
    </style:style>
    <style:style style:name="P17" style:family="paragraph" style:parent-style-name="Text_20_body">
      <style:text-properties fo:language="cs" fo:country="CZ" officeooo:rsid="001d054e" officeooo:paragraph-rsid="001d054e"/>
    </style:style>
    <style:style style:name="P18" style:family="paragraph" style:parent-style-name="Text_20_body">
      <style:text-properties fo:language="cs" fo:country="CZ" officeooo:rsid="001d054e" officeooo:paragraph-rsid="001d10d0"/>
    </style:style>
    <style:style style:name="P19" style:family="paragraph" style:parent-style-name="Text_20_body">
      <style:text-properties fo:language="cs" fo:country="CZ" officeooo:paragraph-rsid="001d054e"/>
    </style:style>
    <style:style style:name="P20" style:family="paragraph" style:parent-style-name="Text_20_body">
      <style:text-properties fo:language="cs" fo:country="CZ" officeooo:rsid="001d10d0" officeooo:paragraph-rsid="001d10d0"/>
    </style:style>
    <style:style style:name="P21" style:family="paragraph" style:parent-style-name="Text_20_body">
      <style:text-properties fo:language="cs" fo:country="CZ" officeooo:rsid="001d79b2" officeooo:paragraph-rsid="001d79b2"/>
    </style:style>
    <style:style style:name="P22" style:family="paragraph" style:parent-style-name="Text_20_body">
      <style:text-properties officeooo:paragraph-rsid="001b85fc"/>
    </style:style>
    <style:style style:name="P23" style:family="paragraph" style:parent-style-name="Text_20_body">
      <style:text-properties officeooo:rsid="001d054e" officeooo:paragraph-rsid="001d054e"/>
    </style:style>
    <style:style style:name="P24" style:family="paragraph" style:parent-style-name="Text_20_body">
      <style:text-properties officeooo:paragraph-rsid="001d79b2"/>
    </style:style>
    <style:style style:name="P25" style:family="paragraph" style:parent-style-name="Text_20_body">
      <style:paragraph-properties fo:break-before="page"/>
      <style:text-properties fo:language="cs" fo:country="CZ" officeooo:rsid="001d79b2" officeooo:paragraph-rsid="001d79b2"/>
    </style:style>
    <style:style style:name="P26" style:family="paragraph" style:parent-style-name="Heading_20_1">
      <style:text-properties fo:language="cs" fo:country="CZ"/>
    </style:style>
    <style:style style:name="P27" style:family="paragraph" style:parent-style-name="Heading_20_1">
      <style:text-properties fo:language="cs" fo:country="CZ" officeooo:rsid="001bb04f" officeooo:paragraph-rsid="001bb04f"/>
    </style:style>
    <style:style style:name="P28" style:family="paragraph" style:parent-style-name="Heading_20_1">
      <style:text-properties fo:language="cs" fo:country="CZ" officeooo:paragraph-rsid="001d79b2"/>
    </style:style>
    <style:style style:name="P29" style:family="paragraph" style:parent-style-name="Heading_20_1" style:list-style-name="">
      <style:text-properties fo:language="cs" fo:country="CZ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text-properties fo:language="cs" fo:country="CZ" officeooo:rsid="001d054e" officeooo:paragraph-rsid="001d054e"/>
    </style:style>
    <style:style style:name="P32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>
      <loext:graphic-properties draw:fill="none" draw:fill-color="#ffffff"/>
      <style:text-properties fo:font-size="12pt"/>
    </style:style>
    <style:style style:name="P34" style:family="paragraph">
      <loext:graphic-properties draw:fill="solid" draw:fill-color="#eeeeee"/>
    </style:style>
    <style:style style:name="P35" style:family="paragraph">
      <loext:graphic-properties draw:fill="solid" draw:fill-color="#eeeeee"/>
      <style:text-properties fo:font-size="12pt" style:text-underline-style="none"/>
    </style:style>
    <style:style style:name="P36" style:family="paragraph">
      <style:text-properties style:text-underline-style="none"/>
    </style:style>
    <style:style style:name="P37" style:family="paragraph">
      <loext:graphic-properties draw:fill="solid" draw:fill-color="#eeeeee"/>
      <style:text-properties style:text-underline-style="none"/>
    </style:style>
    <style:style style:name="T1" style:family="text">
      <style:text-properties officeooo:rsid="00121e9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1e9e" style:font-style-asian="italic" style:font-style-complex="italic"/>
    </style:style>
    <style:style style:name="T4" style:family="text">
      <style:text-properties fo:font-style="italic" officeooo:rsid="001b85fc" style:font-style-asian="italic" style:font-style-complex="italic"/>
    </style:style>
    <style:style style:name="T5" style:family="text">
      <style:text-properties fo:font-style="italic" officeooo:rsid="001d10d0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officeooo:rsid="0017aa65"/>
    </style:style>
    <style:style style:name="T8" style:family="text">
      <style:text-properties fo:font-variant="normal" fo:text-transform="none" style:use-window-font-color="true" fo:letter-spacing="normal" fo:language="cs" fo:country="CZ"/>
    </style:style>
    <style:style style:name="T9" style:family="text">
      <style:text-properties fo:font-variant="normal" fo:text-transform="none" fo:color="#000000" style:font-name="Times New Roman" fo:letter-spacing="normal" fo:font-style="normal"/>
    </style:style>
    <style:style style:name="T10" style:family="text">
      <style:text-properties fo:font-variant="normal" fo:text-transform="none" fo:color="#000000" style:font-name="Times New Roman" fo:letter-spacing="normal" fo:font-style="normal" officeooo:rsid="001d79b2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0017aa65"/>
    </style:style>
    <style:style style:name="T13" style:family="text">
      <style:text-properties fo:language="cs" fo:country="CZ" fo:font-style="italic" officeooo:rsid="0017aa65" style:font-style-asian="italic" style:font-style-complex="italic"/>
    </style:style>
    <style:style style:name="T14" style:family="text">
      <style:text-properties fo:language="cs" fo:country="CZ" officeooo:rsid="001d79b2"/>
    </style:style>
    <style:style style:name="T15" style:family="text">
      <style:text-properties officeooo:rsid="001b85f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b85fc" style:font-style-asian="normal" style:font-style-complex="normal"/>
    </style:style>
    <style:style style:name="T18" style:family="text">
      <style:text-properties officeooo:rsid="001d054e"/>
    </style:style>
    <style:style style:name="T19" style:family="text">
      <style:text-properties officeooo:rsid="001d10d0"/>
    </style:style>
    <style:style style:name="T20" style:family="text">
      <style:text-properties fo:font-size="12pt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ize="12pt" style:text-underline-style="none"/>
    </style:style>
    <style:style style:name="T23" style:family="text">
      <style:text-properties fo:font-size="12pt"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draw:auto-grow-width="true" fo:min-height="0.7327in" fo:min-width="1.7319in" fo:padding-top="0.15in" fo:padding-bottom="0.15in" fo:padding-left="0.15in" fo:padding-right="0.1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eeeee" draw:auto-grow-width="true" fo:min-height="0.5972in" fo:min-width="1.8898in" fo:padding-top="0.15in" fo:padding-bottom="0.15in" fo:padding-left="0.15in" fo:padding-right="0.1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draw:auto-grow-width="true" fo:min-height="0.4138in" fo:min-width="1.902in" fo:padding-top="0.15in" fo:padding-bottom="0.15in" fo:padding-left="0.15in" fo:padding-right="0.15in" style:run-through="foreground" style:wrap="dynamic" style:number-wrapped-paragraphs="no-limit" style:wrap-contour="true" style:wrap-contour-mode="full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draw:auto-grow-width="true" fo:min-height="0.0327in" fo:min-width="3.5839in" fo:padding-top="0.15in" fo:padding-bottom="0.15in" fo:padding-left="0.15in" fo:padding-right="0.1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eeeeee" draw:auto-grow-width="true" fo:min-height="0.1925in" fo:min-width="0.902in" fo:padding-top="0.15in" fo:padding-bottom="0.15in" fo:padding-left="0.15in" fo:padding-right="0.1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eeeeee" draw:auto-grow-width="true" fo:min-height="0.1925in" fo:min-width="2.4957in" fo:padding-top="0.15in" fo:padding-bottom="0.15in" fo:padding-left="0.15in" fo:padding-right="0.1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>Klient-server pro získání infromace o uživatelích</text:p>
      <text:p text:style-name="P6">Počítačové komunikace a sítě – Projekt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<draw:frame text:anchor-type="paragraph" draw:z-index="0" draw:name="Shape1" draw:style-name="gr1" draw:text-style-name="P33" svg:width="1.7087in" svg:height="0.4169in" svg:x="4.9866in" svg:y="0.4189in"><draw:text-box><text:p><text:span text:style-name="T20">Jiří Furda (xfurda00)</text:span></text:p><text:p><text:span text:style-name="T20">11. března 2018</text:span></text:p></draw:text-box></draw:frame><draw:frame text:anchor-type="paragraph" draw:z-index="1" draw:name="Shape2" draw:style-name="gr2" draw:text-style-name="P33" svg:width="2.7189in" svg:height="0.3898in" svg:x="0.0283in" svg:y="0.398in"><draw:text-box><text:p><text:span text:style-name="T20">Fakulta informačních technologií</text:span></text:p><text:p><text:span text:style-name="T20">Vysoké učení technické v Brně</text:span></text:p></draw:text-box></draw:frame></text:p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8"><text:a xlink:type="simple" xlink:href="#__RefHeading___Toc212_2024073091" text:style-name="Index_20_Link" text:visited-style-name="Index_20_Link">Úvod<text:tab/>2</text:a></text:p>
          <text:p text:style-name="P8"><text:a xlink:type="simple" xlink:href="#__RefHeading___Toc214_2024073091" text:style-name="Index_20_Link" text:visited-style-name="Index_20_Link">Popis<text:tab/>2</text:a></text:p>
          <text:p text:style-name="P8"><text:a xlink:type="simple" xlink:href="#__RefHeading___Toc216_2024073091" text:style-name="Index_20_Link" text:visited-style-name="Index_20_Link">Implemetace<text:tab/>2</text:a></text:p>
          <text:p text:style-name="P8"><text:a xlink:type="simple" xlink:href="#__RefHeading___Toc218_2024073091" text:style-name="Index_20_Link" text:visited-style-name="Index_20_Link">Možností spuštění<text:tab/>2</text:a></text:p>
          <text:p text:style-name="P32"><text:a xlink:type="simple" xlink:href="#__RefHeading___Toc220_2024073091" text:style-name="Index_20_Link" text:visited-style-name="Index_20_Link">Možnosti spuštění serveru<text:tab/>2</text:a></text:p>
          <text:p text:style-name="P32"><text:a xlink:type="simple" xlink:href="#__RefHeading___Toc233_2024073091" text:style-name="Index_20_Link" text:visited-style-name="Index_20_Link">Možnosti spuštění klienta<text:tab/>3</text:a></text:p>
          <text:p text:style-name="P8"><text:a xlink:type="simple" xlink:href="#__RefHeading___Toc222_2024073091" text:style-name="Index_20_Link" text:visited-style-name="Index_20_Link"><text:tab/>4</text:a></text:p>
          <text:p text:style-name="P8"><text:a xlink:type="simple" xlink:href="#__RefHeading___Toc235_2024073091" text:style-name="Index_20_Link" text:visited-style-name="Index_20_Link">Protokol<text:tab/>4</text:a></text:p>
          <text:p text:style-name="P8"><text:a xlink:type="simple" xlink:href="#__RefHeading___Toc237_2024073091" text:style-name="Index_20_Link" text:visited-style-name="Index_20_Link">Zdroj<text:tab/>5</text:a></text:p>
        </text:index-body>
      </text:table-of-content>
      <text:h text:style-name="P29" text:outline-level="1"/>
      <text:h text:style-name="P30" text:outline-level="1"><text:bookmark-start text:name="__RefHeading___Toc212_2024073091"/>Úvod<text:bookmark-end text:name="__RefHeading___Toc212_2024073091"/></text:h>
      <text:p text:style-name="P5">Tento projekt zprostředkovává komunikaci mezi serverem a klientem pomocí vlastně navrženého aplikačního protokolu určeného k získání informací o uživatelích serveru.</text:p>
      <text:h text:style-name="P26" text:outline-level="1"><text:bookmark-start text:name="__RefHeading___Toc214_2024073091"/>Popis<text:bookmark-end text:name="__RefHeading___Toc214_2024073091"/></text:h>
      <text:p text:style-name="P5">K získání požadovaných informací se využívá soubor /etc/passwd, <text:span text:style-name="T7">kde se uchovávají informace o všech existujících uživatelských účtech. </text:span><text:s/><text:span text:style-name="T7">P</text:span>omocí parametru spuštění <text:span text:style-name="T2">-f </text:span><text:span text:style-name="T7">můžeme</text:span> zjistit podrobnější informace o daném uživateli, pomocí parametru <text:span text:style-name="T6">-n</text:span> lze zase získat cestu k jeho domovské složce a pomocí parametru <text:span text:style-name="T2">-l </text:span>je možné vypsat seznam všech uživatelů nebo jen jejich části, obsahující daný prefix.</text:p>
      <text:h text:style-name="P26" text:outline-level="1"><text:bookmark-start text:name="__RefHeading___Toc216_2024073091"/>Implemetace<text:bookmark-end text:name="__RefHeading___Toc216_2024073091"/></text:h>
      <text:p text:style-name="P22"><text:span text:style-name="T12">Při úspěšném vykonání běhu je program ukončen s návratovým kódem 0 a výstupem na </text:span><text:span text:style-name="T13">STDOUT</text:span><text:span text:style-name="T12">. Pokud při běhu nastane libovolná chyba, program končí s návratovám kódem 1 a chybovou hláškou <text:s/>v anglickém jazyce ve formě </text:span><text:span text:style-name="Emphasis"><text:span text:style-name="T8">„</text:span></text:span><text:span text:style-name="T13">ERROR: Popis chyby</text:span><text:span text:style-name="Emphasis"><text:span text:style-name="T11">“ </text:span></text:span><text:span text:style-name="T12">vypsanou na </text:span><text:span text:style-name="T13">STDERR</text:span><text:span text:style-name="T12">.</text:span></text:p>
      <text:p text:style-name="P10">Pokud je výsledkem dotazu více než-li jedna položka, je každá z důvodu přehlednosti vypsána na nový řádek.</text:p>
      <text:p text:style-name="P14">Server po spuštění běží nepřetržitě dokud není jeho činnost ukončena signálem. Klientský program naopak po vypsání výsledku sám svou činnost ukončí.</text:p>
      <text:h text:style-name="P27" text:outline-level="1"><text:bookmark-start text:name="__RefHeading___Toc218_2024073091"/>Možností spuštění<text:bookmark-end text:name="__RefHeading___Toc218_2024073091"/></text:h>
      <text:p text:style-name="P14">Klientský program nabízí více možností vstupních parametrů specifikujících požadovanou informaci, kterou má server poslat. Kdežto server poskytuje jedinou možnost.</text:p>
      <text:p text:style-name="P18"><text:span text:style-name="T19">Parametr má vždy tvar přepínač a povnný či nepovinný argument, oddělený mezerou. Přepínačem se rozumí pomlčka a určitý znak (konkrétně třeba </text:span><text:span text:style-name="T5">-l</text:span><text:span text:style-name="T19">) a argument je řetězec následující hned za mezerou za přepínačem. Konkrétní přepínač lze využit pouze jednou.</text:span></text:p>
      <text:h text:style-name="Heading_20_2" text:outline-level="2"><text:bookmark-start text:name="__RefHeading___Toc220_2024073091"/>Možnosti spuštění <text:span text:style-name="T18">serveru</text:span><text:bookmark-end text:name="__RefHeading___Toc220_2024073091"/></text:h>
      <text:p text:style-name="P23">Jediný vstupní parametr serverové aplikace je specifiakce portu, který bude využívat. Tento parametr <text:span text:style-name="T19">je určen povinným přepínačem</text:span><text:span text:style-name="T5"> -p</text:span><text:span text:style-name="T19"> a argument</text:span> je povinný a očekává validní neobsazené číslo portu, jinak při běhu skončí chybově.Obecný tvar spuštění aplikace je tedy:</text:p>
      <text:p text:style-name="P15"><draw:frame text:anchor-type="as-char" svg:y="0in" draw:z-index="8" draw:name="Shape3" draw:style-name="gr7" draw:text-style-name="P37" svg:width="1.5657in" svg:height="0.4925in"><draw:text-box><text:p text:style-name="P36"><text:span text:style-name="T24">./ipk-server -p</text:span><text:span text:style-name="T6"> port</text:span></text:p></draw:text-box></draw:frame></text:p>
      <text:p text:style-name="P19"><text:span text:style-name="T18">Konkrétní případ spuštění může vypadat například takto:</text:span></text:p>
      <text:p text:style-name="P17"><draw:frame text:anchor-type="as-char" svg:y="0in" draw:z-index="9" draw:name="Shape3" draw:style-name="gr7" draw:text-style-name="P37" svg:width="1.7043in" svg:height="0.4925in"><draw:text-box><text:p text:style-name="P36"><text:span text:style-name="T24">./ipk-server -p</text:span><text:span text:style-name="T6"> 56565</text:span></text:p></draw:text-box></draw:frame></text:p>
      <text:h text:style-name="P31" text:outline-level="2"><text:bookmark-start text:name="__RefHeading___Toc233_2024073091"/><text:soft-page-break/>Možnosti spuštění klienta<text:bookmark-end text:name="__RefHeading___Toc233_2024073091"/></text:h>
      <text:p text:style-name="P18">Vstupní parametry klientského programu jsou mírně pokročilejší. <text:span text:style-name="T19">Je jich hned několik, ale na jejich pořadí nezáleží.</text:span></text:p>
      <text:p text:style-name="P18"><text:span text:style-name="T19">Za přepínačem </text:span><text:span text:style-name="T5">-h</text:span><text:span text:style-name="T19"> j</text:span>e třeba <text:span text:style-name="T19">povinně</text:span> specifikovat cílovou IP adresu (např. <text:span text:style-name="T2">192.168.0.1</text:span>) nebo <text:span text:style-name="T19">jméno hostitele (např. L</text:span><text:span text:style-name="T5">ocalhost</text:span><text:span text:style-name="T19">), který bude na informace dotazován. </text:span></text:p>
      <text:p text:style-name="P20">Přepínač -p stejně jako při spuštění klienta očekává jako povinný argument <text:span text:style-name="T18">validní číslo portu, </text:span>na kterém bude komunikace probíhat.</text:p>
      <text:p text:style-name="P20">Následně je nutné výbrat jeden z přepínačů <text:span text:style-name="T2">-n</text:span>, <text:span text:style-name="T2">-f</text:span> a <text:span text:style-name="T2">-l.</text:span><text:span text:style-name="T16"> První dva mají argument povinný a specifikuje, kterého uživatelského účtu se dotaz týká. U třetího přepínače lze argument využít k definování prrefixu uživatelů nebo lze tento argument vynechat a bude vypsán celý seznam.</text:span></text:p>
      <text:p text:style-name="P20"><text:span text:style-name="T16">Obecný tvar spuštění klienta je následující:</text:span></text:p>
      <text:p text:style-name="P17"><draw:frame text:anchor-type="as-char" svg:y="0in" draw:z-index="10" draw:name="Shape3" draw:style-name="gr8" draw:text-style-name="P37" svg:width="3.1642in" svg:height="0.4925in"><draw:text-box><text:p text:style-name="P36"><text:span text:style-name="T24">./ipk-client -h</text:span><text:span text:style-name="T6"> host</text:span><text:span text:style-name="T24"> -p</text:span><text:span text:style-name="T6"> port </text:span><text:span text:style-name="T24">-n [-n|-f|-l] </text:span><text:span text:style-name="T6">login</text:span></text:p></draw:text-box></draw:frame></text:p>
      <text:p text:style-name="P21">Konkrétní případy mohou vypadat takto:</text:p>
      <text:p text:style-name="P13"><draw:frame text:anchor-type="as-char" svg:y="0in" draw:z-index="4" draw:name="Shape3" draw:style-name="gr5" draw:text-style-name="P35" svg:width="3.8843in" svg:height="1.2594in"><draw:text-box><text:p><text:span text:style-name="T23">Dotaz:</text:span></text:p><text:p><text:span text:style-name="T22">./ipk-client -h merlin.fit.vutbr.cz -p 56565 -f xfurda00</text:span></text:p><text:p><text:span text:style-name="T22"/></text:p><text:p><text:span text:style-name="T23">Výstup:</text:span></text:p><text:p><text:span text:style-name="T22">/homes/eva/xf/xfurda00</text:span></text:p></draw:text-box></draw:frame></text:p>
      <text:p text:style-name="P13"><draw:frame text:anchor-type="as-char" svg:y="0in" draw:z-index="5" draw:name="Shape3" draw:style-name="gr6" draw:text-style-name="P37" svg:width="3.9122in" svg:height="1.2594in"><draw:text-box><text:p text:style-name="P36"><text:span text:style-name="T21">Dotaz:</text:span></text:p><text:p text:style-name="P36"><text:span text:style-name="T24">./ipk-client -h merlin.fit.vutbr.cz -p 56565 -n xfurda00</text:span></text:p><text:p text:style-name="P36"><text:span text:style-name="T24"/></text:p><text:p text:style-name="P36"><text:span text:style-name="T21">Výstup:</text:span></text:p><text:p text:style-name="P36"><text:span text:style-name="T24">Furda Jiri,FIT BIT 2r</text:span></text:p></draw:text-box></draw:frame></text:p>
      <text:p text:style-name="P13"><draw:frame text:anchor-type="as-char" svg:y="0in" draw:z-index="6" draw:name="Shape3" draw:style-name="gr6" draw:text-style-name="P37" svg:width="3.8843in" svg:height="1.6425in"><draw:text-box><text:p text:style-name="P36"><text:span text:style-name="T21">Dotaz:</text:span></text:p><text:p text:style-name="P36"><text:span text:style-name="T24">./ipk-client -h merlin.fit.vutbr.cz -p 56565 -l xfuc</text:span></text:p><text:p text:style-name="P36"><text:span text:style-name="T24"/></text:p><text:p text:style-name="P36"><text:span text:style-name="T21">Výstup:</text:span></text:p><text:p text:style-name="P36"><text:span text:style-name="T24">xfucik03</text:span></text:p><text:p text:style-name="P36"><text:span text:style-name="T24">xfucik07</text:span></text:p><text:p text:style-name="P36"><text:span text:style-name="T24">xfucik08</text:span></text:p></draw:text-box></draw:frame></text:p>
      <text:p text:style-name="P21"/>
      <text:p text:style-name="P25">Může také nastat situace, kdy nebude možné vypsat žádnu položku. Takový stav je považován za chybu a výstup vypadá následovně:</text:p>
      <text:h text:style-name="P26" text:outline-level="1"><text:bookmark-start text:name="__RefHeading___Toc222_2024073091"/><draw:frame text:anchor-type="as-char" svg:y="-0.2709in" draw:z-index="7" draw:name="Shape3" draw:style-name="gr6" draw:text-style-name="P37" svg:width="3.8843in" svg:height="1.2594in"><draw:text-box><text:p text:style-name="P36"><text:span text:style-name="T21">Dotaz:</text:span></text:p><text:p text:style-name="P36"><text:span text:style-name="T24">./ipk-client -h merlin.fit.vutbr.cz -p 56565 -n nesmysl</text:span></text:p><text:p text:style-name="P36"><text:span text:style-name="T24"/></text:p><text:p text:style-name="P36"><text:span text:style-name="T21">Výstup:</text:span></text:p><text:p><text:span text:style-name="T24">ERROR: No result to be shown</text:span></text:p></draw:text-box></draw:frame><text:bookmark-end text:name="__RefHeading___Toc222_2024073091"/></text:h>
      <text:h text:style-name="P28" text:outline-level="1"><text:bookmark-start text:name="__RefHeading___Toc235_2024073091"/><text:span text:style-name="T11">Protokol</text:span><text:bookmark-end text:name="__RefHeading___Toc235_2024073091"/></text:h>
      <text:p text:style-name="P3">Komunikace mezi serverem a klientem probíhá použitím vlastního aplikačního protokolu. <text:span text:style-name="T7">Každá položka je oddělena novým řádkem. Řídící zprávy, krom prvnotního dotazu na server, jsou vždy čtyřmístné řetězce obsahující dvě velká písmena označující anglickou zkratkou popísující akci a je oddělena vykřičníkem před i po této zkratce (např. !OK!). Po vyfiltrování těchto řídích zpráv je možné bez dalších úprav přijaté zprávy rovnou vypisovat.</text:span></text:p>
      <text:p text:style-name="P3">První <text:span text:style-name="T15">zpráva</text:span> přicházi od klienta a server jej očekává ve tvaru <text:span text:style-name="T2">login:flag</text:span> (např. <text:span text:style-name="T2">xfurda00:n</text:span>), kde login nese informaci, <text:span text:style-name="T1">o který učet se klient zajímá</text:span> (u možností <text:span text:style-name="T6">-n</text:span> a <text:span text:style-name="T2">-f</text:span>). <text:span text:style-name="T1">U možnosti </text:span><text:span text:style-name="T3">-l</text:span><text:span text:style-name="T1"> zase nese informaci o prefixu pravděpodobně více uživatelských účtu, které se mají dohledat. Tato možnost nabízí validní použití i bez specifikace loginu (tedy pouze </text:span><text:span text:style-name="T3">:l</text:span><text:span text:style-name="T1">).</text:span></text:p>
      <text:p text:style-name="P4">Odpovědí serveru na t<text:span text:style-name="T15">ento dotaz</text:span> je na prvním řádku buď <text:span text:style-name="T2">!OK!</text:span> <text:span text:style-name="T15">z</text:span>načící že je vše v pořádku a na dalším řádku už následují informace, na které se klient dotazoval. Druhý připad je odpověd formou <text:span text:style-name="T2">!NF! </text:span><text:span text:style-name="T4">s</text:span>Symbolizujicí nenalezení požadované informace (not found). Oba tyto případy končí řetezcem <text:span text:style-name="T2">!EN!</text:span><text:span text:style-name="T16"> </text:span><text:span text:style-name="T17">reprezentující konec komunikace (end).</text:span></text:p>
      <text:p text:style-name="P4"><draw:frame text:anchor-type="as-char" svg:y="0in" draw:z-index="2" draw:name="Shape3" draw:style-name="gr3" draw:text-style-name="P34" svg:width="2.6079in" svg:height="1.4512in"><draw:text-box><text:p><text:span text:style-name="T21">Ukázka úspešněho dotazu</text:span></text:p><text:p/><text:p>KLIENT: xfurda00:n</text:p><text:p>SERVER: !OK!</text:p><text:p>SERVER: <text:span text:style-name="T22">/homes/eva/xf/xfurda00</text:span></text:p><text:p>SERVER: !EN!</text:p></draw:text-box></draw:frame> <text:s text:c="13"/><draw:frame text:anchor-type="as-char" svg:y="0in" draw:z-index="3" draw:name="Shape3" draw:style-name="gr4" draw:text-style-name="P34" svg:width="2.1898in" svg:height="1.2594in"><draw:text-box><text:p><text:span text:style-name="T21">Ukázka neúspešněho dotazu</text:span></text:p><text:p/><text:p>KLIENT: nesmysl:n</text:p><text:p>SERVER: !NF!</text:p><text:p>SERVER: !EN!</text:p></draw:text-box></draw:frame></text:p>
      <text:h text:style-name="Heading_20_1" text:outline-level="1"><text:bookmark-start text:name="__RefHeading___Toc237_2024073091"/>Zdroj<text:bookmark-end text:name="__RefHeading___Toc237_2024073091"/></text:h>
      <text:p text:style-name="P24"><text:span text:style-name="T14">Pro referenci kuminakce mezi serverem a klientem jsem místo poskytnutých demo příkladů zvolil návod pana </text:span><text:span text:style-name="T9">Robert</text:span><text:span text:style-name="T10">a</text:span><text:span text:style-name="T9"> Ingalls</text:span><text:span text:style-name="T10">e dostupný na interentové adrese </text:span><text:a xlink:type="simple" xlink:href="http://www.cs.rpi.edu/~moorthy/Courses/os98/Pgms/socket.html" text:style-name="Internet_20_link" text:visited-style-name="Visited_20_Internet_20_Link"><text:span text:style-name="T14">http://www.cs.rpi.edu/~moorthy/Courses/os98/Pgms/socket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2598in" fo:margin-bottom="0.0799in" loext:contextual-spacing="false" fo:text-indent="0in" style:auto-text-indent="false"/>
      <style:text-properties fo:font-size="130%" fo:language="cs" fo:country="CZ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ans" fo:font-family="'Liberation Sans'" style:font-family-generic="swiss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8:25:45.822309482</meta:creation-date>
    <dc:date>2018-03-12T18:37:31.239626256</dc:date>
    <meta:editing-duration>PT32M17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5" meta:paragraph-count="48" meta:word-count="628" meta:character-count="4354" meta:non-whitespace-character-count="3747"/>
  </office:meta>
</office:document-meta>
</file>